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2.7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3.464cm" fo:min-width="1.976cm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objectwithoutfill">
      <style:graphic-properties draw:marker-end="Linienspitzen_20_7" draw:marker-end-width="0.3cm" draw:fill="none" draw:textarea-vertical-align="middle"/>
    </style:style>
    <style:style style:name="gr10" style:family="graphic" style:parent-style-name="objectwithoutfill">
      <style:graphic-properties draw:marker-end="Linienspitzen_20_8" draw:marker-end-width="0.3cm" draw:fill="none" draw:textarea-vertical-align="middle"/>
    </style:style>
    <style:style style:name="gr11" style:family="graphic" style:parent-style-name="objectwithoutfill">
      <style:graphic-properties draw:marker-end="Linienspitzen_20_9" draw:marker-end-width="0.3cm" draw:fill="none" draw:textarea-vertical-align="middle"/>
    </style:style>
    <style:style style:name="gr12" style:family="graphic" style:parent-style-name="objectwithoutfill">
      <style:graphic-properties draw:marker-end="Linienspitzen_20_10" draw:marker-end-width="0.3cm" draw:fill="none" draw:textarea-vertical-align="middle"/>
    </style:style>
    <style:style style:name="gr13" style:family="graphic" style:parent-style-name="objectwithoutfill">
      <style:graphic-properties draw:marker-end="Linienspitzen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2cm" svg:x="16.25cm" svg:y="3.25cm">
          <text:p text:style-name="P1"><text:span text:style-name="T1">Waveform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1.5cm" svg:y="3.25cm">
          <text:p text:style-name="P1">Power</text:p>
          <text:p text:style-name="P1">Amplifi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6.25cm" svg:y="3.25cm">
          <text:p text:style-name="P1">Duplex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6.25cm" svg:y="7.25cm">
          <text:p text:style-name="P1"><text:span text:style-name="T1">Low-Noise</text:span></text:p>
          <text:p text:style-name="P1"><text:span text:style-name="T1">Ampl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.5cm" svg:y="11.5cm">
          <text:p text:style-name="P1">Local</text:p>
          <text:p text:style-name="P1">Oscilla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6.25cm" svg:y="11.5cm">
          <text:p text:style-name="P1">Mix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1.456cm" svg:y="11.5cm">
          <text:p text:style-name="P1">IF</text:p>
          <text:p text:style-name="P1">Amplifi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4.75cm" svg:y="11.5cm">
          <text:p text:style-name="P1">Matched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9.25cm" svg:y="11.5cm">
          <text:p text:style-name="P1">Second</text:p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24.25cm" svg:y="11.5cm">
          <text:p text:style-name="P1">Video</text:p>
          <text:p text:style-name="P1">Amplifi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24.25cm" svg:y="14.75cm">
          <text:p text:style-name="P1">Displa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5cm" svg:y1="4.25cm" svg:x2="14.75cm" svg:y2="4.25cm">
          <text:p/>
        </draw:line>
        <draw:line draw:style-name="gr3" draw:text-style-name="P3" draw:layer="layout" svg:x1="11.5cm" svg:y1="4.25cm" svg:x2="9.5cm" svg:y2="4.25cm">
          <text:p/>
        </draw:line>
        <draw:custom-shape draw:style-name="gr4" draw:text-style-name="P2" draw:layer="layout" svg:width="3.5cm" svg:height="5.25cm" svg:x="-2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25cm" svg:y1="4.25cm" svg:x2="4.5cm" svg:y2="4.25cm">
          <text:p/>
        </draw:line>
        <draw:line draw:style-name="gr6" draw:text-style-name="P3" draw:layer="layout" svg:x1="1.25cm" svg:y1="4.25cm" svg:x2="4.5cm" svg:y2="4.25cm">
          <text:p/>
        </draw:line>
        <draw:line draw:style-name="gr7" draw:text-style-name="P3" draw:layer="layout" svg:x1="8cm" svg:y1="5.25cm" svg:x2="8cm" svg:y2="7.25cm">
          <text:p/>
        </draw:line>
        <draw:line draw:style-name="gr8" draw:text-style-name="P3" draw:layer="layout" svg:x1="8cm" svg:y1="9.25cm" svg:x2="8cm" svg:y2="11.5cm">
          <text:p/>
        </draw:line>
        <draw:line draw:style-name="gr9" draw:text-style-name="P3" draw:layer="layout" svg:x1="4.75cm" svg:y1="12.5cm" svg:x2="6.25cm" svg:y2="12.5cm">
          <text:p/>
        </draw:line>
        <draw:line draw:style-name="gr10" draw:text-style-name="P3" draw:layer="layout" svg:x1="9.5cm" svg:y1="12.5cm" svg:x2="11.5cm" svg:y2="12.5cm">
          <text:p/>
        </draw:line>
        <draw:line draw:style-name="gr11" draw:text-style-name="P3" draw:layer="layout" svg:x1="18cm" svg:y1="12.5cm" svg:x2="19.25cm" svg:y2="12.5cm">
          <text:p/>
        </draw:line>
        <draw:line draw:style-name="gr12" draw:text-style-name="P3" draw:layer="layout" svg:x1="22.5cm" svg:y1="12.5cm" svg:x2="24.25cm" svg:y2="12.5cm">
          <text:p/>
        </draw:line>
        <draw:line draw:style-name="gr13" draw:text-style-name="P3" draw:layer="layout" svg:x1="26cm" svg:y1="13.5cm" svg:x2="26cm" svg:y2="14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0:19:05.491000000</meta:creation-date>
    <dc:date>2022-05-12T10:36:19.716000000</dc:date>
    <meta:editing-duration>PT15M59S</meta:editing-duration>
    <meta:editing-cycles>3</meta:editing-cycles>
    <meta:generator>LibreOffice/7.2.2.2$Windows_X86_64 LibreOffice_project/02b2acce88a210515b4a5bb2e46cbfb63fe97d56</meta:generator>
    <meta:document-statistic meta:object-count="23"/>
  </office:meta>
</office:document-meta>
</file>